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4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ubject</text:p>
          </table:table-cell>
          <table:table-cell office:value-type="string">
            <text:p>condition</text:p>
          </table:table-cell>
          <table:table-cell office:value-type="string">
            <text:p>valence</text:p>
          </table:table-cell>
          <table:table-cell office:value-type="string">
            <text:p>arousal</text:p>
          </table:table-cell>
          <table:table-cell office:value-type="string">
            <text:p>dominance</text:p>
          </table:table-cell>
        </table:table-row>
        <table:table-row table:style-name="ro1">
          <table:table-cell office:value-type="string">
            <text:p>LucVig</text:p>
          </table:table-cell>
          <table:table-cell office:value-type="string">
            <text:p>FA</text:p>
          </table:table-cell>
          <table:table-cell office:value-type="string">
            <text:p>V/g</text:p>
          </table:table-cell>
          <table:table-cell office:value-type="string">
            <text:p>A/g</text:p>
          </table:table-cell>
          <table:table-cell office:value-type="string">
            <text:p>D/g</text:p>
          </table:table-cell>
        </table:table-row>
        <table:table-row table:style-name="ro1">
          <table:table-cell office:value-type="string">
            <text:p>LucTur</text:p>
          </table:table-cell>
          <table:table-cell office:value-type="string">
            <text:p>FA</text:p>
          </table:table-cell>
          <table:table-cell office:value-type="string">
            <text:p>V/e</text:p>
          </table:table-cell>
          <table:table-cell office:value-type="string">
            <text:p>A/b</text:p>
          </table:table-cell>
          <table:table-cell office:value-type="string">
            <text:p>D/h</text:p>
          </table:table-cell>
        </table:table-row>
        <table:table-row table:style-name="ro1">
          <table:table-cell office:value-type="string">
            <text:p>MatCar</text:p>
          </table:table-cell>
          <table:table-cell office:value-type="string">
            <text:p>FA</text:p>
          </table:table-cell>
          <table:table-cell office:value-type="string">
            <text:p>V/e</text:p>
          </table:table-cell>
          <table:table-cell office:value-type="string">
            <text:p>A/e</text:p>
          </table:table-cell>
          <table:table-cell office:value-type="string">
            <text:p>D/g</text:p>
          </table:table-cell>
        </table:table-row>
        <table:table-row table:style-name="ro2">
          <table:table-cell office:value-type="string">
            <text:p>LucVig</text:p>
          </table:table-cell>
          <table:table-cell office:value-type="string">
            <text:p>FA</text:p>
          </table:table-cell>
          <table:table-cell office:value-type="string">
            <text:p>V/h</text:p>
          </table:table-cell>
          <table:table-cell office:value-type="string">
            <text:p>A/g</text:p>
          </table:table-cell>
          <table:table-cell office:value-type="string">
            <text:p>D/g</text:p>
          </table:table-cell>
        </table:table-row>
        <table:table-row table:style-name="ro2">
          <table:table-cell office:value-type="string">
            <text:p>LucTur</text:p>
          </table:table-cell>
          <table:table-cell office:value-type="string">
            <text:p>FA</text:p>
          </table:table-cell>
          <table:table-cell office:value-type="string">
            <text:p>V/h</text:p>
          </table:table-cell>
          <table:table-cell office:value-type="string">
            <text:p>A/i</text:p>
          </table:table-cell>
          <table:table-cell office:value-type="string">
            <text:p>D/e</text:p>
          </table:table-cell>
        </table:table-row>
        <table:table-row table:style-name="ro1">
          <table:table-cell office:value-type="string">
            <text:p>MatCar</text:p>
          </table:table-cell>
          <table:table-cell office:value-type="string">
            <text:p>FA</text:p>
          </table:table-cell>
          <table:table-cell office:value-type="string">
            <text:p>V/i</text:p>
          </table:table-cell>
          <table:table-cell office:value-type="string">
            <text:p>A/i</text:p>
          </table:table-cell>
          <table:table-cell office:value-type="string">
            <text:p>D/e</text:p>
          </table:table-cell>
        </table:table-row>
        <table:table-row table:style-name="ro2">
          <table:table-cell office:value-type="string">
            <text:p>DomSte</text:p>
          </table:table-cell>
          <table:table-cell office:value-type="string">
            <text:p>FA</text:p>
          </table:table-cell>
          <table:table-cell office:value-type="string">
            <text:p>V/h</text:p>
          </table:table-cell>
          <table:table-cell office:value-type="string">
            <text:p>A/g</text:p>
          </table:table-cell>
          <table:table-cell office:value-type="string">
            <text:p>D/i</text:p>
          </table:table-cell>
        </table:table-row>
        <table:table-row table:style-name="ro1">
          <table:table-cell office:value-type="string">
            <text:p>DomSte</text:p>
          </table:table-cell>
          <table:table-cell office:value-type="string">
            <text:p>FA</text:p>
          </table:table-cell>
          <table:table-cell office:value-type="string">
            <text:p>V/h</text:p>
          </table:table-cell>
          <table:table-cell office:value-type="string">
            <text:p>A/g</text:p>
          </table:table-cell>
          <table:table-cell office:value-type="string">
            <text:p>D/i</text:p>
          </table:table-cell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06/28/2022</text:date>, <text:time>09:58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8T20:03:27</meta:creation-date>
    <dc:date>2022-06-28T09:58:42</dc:date>
    <meta:editing-duration>PT6M59S</meta:editing-duration>
    <meta:editing-cycles>7</meta:editing-cycles>
    <meta:generator>OpenOffice/4.1.11$Unix OpenOffice.org_project/4111m1$Build-9808</meta:generator>
    <meta:document-statistic meta:table-count="3" meta:cell-count="45" meta:object-count="0"/>
  </office:meta>
</office:document-meta>
</file>